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C2000002CF1C9EF9F7BDDF55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Desktop_Design.epgz</text:p>
      <text:h text:style-name="Heading_20_1" text:outline-level="1"><text:bookmark text:name="main_application_screen_page"/>Main Application Screen</text:h>
      <text:section text:style-name="Sect1" text:name="NoteSection">
        <text:p text:style-name="Standard"/>
      </text:section>
      <text:p text:style-name="Text_20_body"><draw:frame draw:style-name="fr1" draw:name="graphics_main_application_screen" text:anchor-type="char" svg:width="17.78cm" svg:height="10.495cm" draw:z-index="0"><draw:image xlink:href="Pictures/10000201000004C2000002CF1C9EF9F7BDDF55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59:59.208690457</meta:creation-date>
    <meta:editing-duration>P0D</meta:editing-duration>
    <meta:editing-cycles>1</meta:editing-cycles>
    <meta:generator>LibreOffice/6.0.2.1$Linux_X86_64 LibreOffice_project/00m0$Build-1</meta:generator>
    <dc:description>Document generated from a Pencil drawing</dc:description>
    <dc:title>Desktop_Design.epgz</dc:title>
    <meta:document-statistic meta:table-count="0" meta:image-count="1" meta:object-count="0" meta:page-count="1" meta:paragraph-count="2" meta:word-count="4" meta:character-count="42" meta:non-whitespace-character-count="40"/>
  </office:meta>
</office:document-meta>
</file>